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3.524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TIEMPO</text:p>
          </table:table-cell>
          <table:table-cell table:style-name="ce1" office:value-type="string" calcext:value-type="string">
            <text:p>Petroleo Crudo y Derivados_Precio (US$ por barriles)</text:p>
          </table:table-cell>
          <table:table-cell table:style-name="ce1" office:value-type="string" calcext:value-type="string">
            <text:p><text:s/>Gas Natural_Precio (US$ por m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2</text:p>
          </table:table-cell>
          <table:table-cell office:value-type="float" office:value="106.231147207926" calcext:value-type="float">
            <text:p>106.231147207926</text:p>
          </table:table-cell>
          <table:table-cell office:value-type="float" office:value="133.371188605955" calcext:value-type="float">
            <text:p>133.37118860595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2</text:p>
          </table:table-cell>
          <table:table-cell office:value-type="float" office:value="106.438333294703" calcext:value-type="float">
            <text:p>106.438333294703</text:p>
          </table:table-cell>
          <table:table-cell office:value-type="float" office:value="213.846171174505" calcext:value-type="float">
            <text:p>213.84617117450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2</text:p>
          </table:table-cell>
          <table:table-cell office:value-type="float" office:value="114.502317324415" calcext:value-type="float">
            <text:p>114.502317324415</text:p>
          </table:table-cell>
          <table:table-cell office:value-type="float" office:value="163.139768212724" calcext:value-type="float">
            <text:p>163.13976821272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2</text:p>
          </table:table-cell>
          <table:table-cell office:value-type="float" office:value="114.129444825088" calcext:value-type="float">
            <text:p>114.129444825088</text:p>
          </table:table-cell>
          <table:table-cell office:value-type="float" office:value="173.635896502128" calcext:value-type="float">
            <text:p>173.63589650212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2</text:p>
          </table:table-cell>
          <table:table-cell office:value-type="float" office:value="105.238324112212" calcext:value-type="float">
            <text:p>105.238324112212</text:p>
          </table:table-cell>
          <table:table-cell office:value-type="float" office:value="206.703474980702" calcext:value-type="float">
            <text:p>206.70347498070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2</text:p>
          </table:table-cell>
          <table:table-cell office:value-type="float" office:value="90.851517915989" calcext:value-type="float">
            <text:p>90.851517915989</text:p>
          </table:table-cell>
          <table:table-cell office:value-type="float" office:value="132.346420138791" calcext:value-type="float">
            <text:p>132.34642013879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2</text:p>
          </table:table-cell>
          <table:table-cell office:value-type="float" office:value="95.2486771831941" calcext:value-type="float">
            <text:p>95.2486771831941</text:p>
          </table:table-cell>
          <table:table-cell office:value-type="float" office:value="114.62925173788" calcext:value-type="float">
            <text:p>114.6292517378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2</text:p>
          </table:table-cell>
          <table:table-cell office:value-type="float" office:value="104.736237277037" calcext:value-type="float">
            <text:p>104.736237277037</text:p>
          </table:table-cell>
          <table:table-cell office:value-type="float" office:value="126.879047132047" calcext:value-type="float">
            <text:p>126.87904713204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2</text:p>
          </table:table-cell>
          <table:table-cell office:value-type="float" office:value="104.700564811637" calcext:value-type="float">
            <text:p>104.700564811637</text:p>
          </table:table-cell>
          <table:table-cell office:value-type="float" office:value="123.57628000866" calcext:value-type="float">
            <text:p>123.5762800086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2</text:p>
          </table:table-cell>
          <table:table-cell office:value-type="float" office:value="98.4319370599372" calcext:value-type="float">
            <text:p>98.4319370599372</text:p>
          </table:table-cell>
          <table:table-cell office:value-type="float" office:value="110.252934535964" calcext:value-type="float">
            <text:p>110.25293453596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2</text:p>
          </table:table-cell>
          <table:table-cell office:value-type="float" office:value="100.423027302083" calcext:value-type="float">
            <text:p>100.423027302083</text:p>
          </table:table-cell>
          <table:table-cell office:value-type="float" office:value="157.289576051825" calcext:value-type="float">
            <text:p>157.28957605182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2</text:p>
          </table:table-cell>
          <table:table-cell office:value-type="float" office:value="98.8524850867962" calcext:value-type="float">
            <text:p>98.8524850867962</text:p>
          </table:table-cell>
          <table:table-cell office:value-type="float" office:value="183.510873766793" calcext:value-type="float">
            <text:p>183.51087376679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3</text:p>
          </table:table-cell>
          <table:table-cell office:value-type="float" office:value="104.657918159596" calcext:value-type="float">
            <text:p>104.657918159596</text:p>
          </table:table-cell>
          <table:table-cell office:value-type="float" office:value="226.902303330497" calcext:value-type="float">
            <text:p>226.90230333049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3</text:p>
          </table:table-cell>
          <table:table-cell office:value-type="float" office:value="106.254829552658" calcext:value-type="float">
            <text:p>106.254829552658</text:p>
          </table:table-cell>
          <table:table-cell office:value-type="float" office:value="182.193443032767" calcext:value-type="float">
            <text:p>182.19344303276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3</text:p>
          </table:table-cell>
          <table:table-cell office:value-type="float" office:value="99.6258181101504" calcext:value-type="float">
            <text:p>99.6258181101504</text:p>
          </table:table-cell>
          <table:table-cell office:value-type="float" office:value="175.497797804413" calcext:value-type="float">
            <text:p>175.49779780441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3</text:p>
          </table:table-cell>
          <table:table-cell office:value-type="float" office:value="99.7117413287774" calcext:value-type="float">
            <text:p>99.7117413287774</text:p>
          </table:table-cell>
          <table:table-cell office:value-type="float" office:value="153.630287857891" calcext:value-type="float">
            <text:p>153.63028785789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3</text:p>
          </table:table-cell>
          <table:table-cell office:value-type="float" office:value="91.8422997201529" calcext:value-type="float">
            <text:p>91.8422997201529</text:p>
          </table:table-cell>
          <table:table-cell office:value-type="float" office:value="132.984310502908" calcext:value-type="float">
            <text:p>132.98431050290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3</text:p>
          </table:table-cell>
          <table:table-cell office:value-type="float" office:value="90.3935137922856" calcext:value-type="float">
            <text:p>90.3935137922856</text:p>
          </table:table-cell>
          <table:table-cell office:value-type="float" office:value="108.700478547397" calcext:value-type="float">
            <text:p>108.70047854739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3</text:p>
          </table:table-cell>
          <table:table-cell office:value-type="float" office:value="99.2567372235303" calcext:value-type="float">
            <text:p>99.2567372235303</text:p>
          </table:table-cell>
          <table:table-cell office:value-type="float" office:value="131.424165072356" calcext:value-type="float">
            <text:p>131.4241650723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3</text:p>
          </table:table-cell>
          <table:table-cell office:value-type="float" office:value="98.2415288582235" calcext:value-type="float">
            <text:p>98.2415288582235</text:p>
          </table:table-cell>
          <table:table-cell office:value-type="float" office:value="92.3435154319544" calcext:value-type="float">
            <text:p>92.343515431954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3</text:p>
          </table:table-cell>
          <table:table-cell office:value-type="float" office:value="98.3006727524828" calcext:value-type="float">
            <text:p>98.3006727524828</text:p>
          </table:table-cell>
          <table:table-cell office:value-type="float" office:value="134.685853233467" calcext:value-type="float">
            <text:p>134.68585323346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3</text:p>
          </table:table-cell>
          <table:table-cell office:value-type="float" office:value="98.619959606422" calcext:value-type="float">
            <text:p>98.619959606422</text:p>
          </table:table-cell>
          <table:table-cell office:value-type="float" office:value="130.865551781431" calcext:value-type="float">
            <text:p>130.86555178143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3</text:p>
          </table:table-cell>
          <table:table-cell office:value-type="float" office:value="95.933697189611" calcext:value-type="float">
            <text:p>95.933697189611</text:p>
          </table:table-cell>
          <table:table-cell office:value-type="float" office:value="127.84374702204" calcext:value-type="float">
            <text:p>127.8437470220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3</text:p>
          </table:table-cell>
          <table:table-cell office:value-type="float" office:value="105.891402093623" calcext:value-type="float">
            <text:p>105.891402093623</text:p>
          </table:table-cell>
          <table:table-cell office:value-type="float" office:value="127.273159145448" calcext:value-type="float">
            <text:p>127.27315914544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4</text:p>
          </table:table-cell>
          <table:table-cell office:value-type="float" office:value="102.494137650461" calcext:value-type="float">
            <text:p>102.494137650461</text:p>
          </table:table-cell>
          <table:table-cell office:value-type="float" office:value="130.176666420338" calcext:value-type="float">
            <text:p>130.17666642033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4</text:p>
          </table:table-cell>
          <table:table-cell office:value-type="float" office:value="100.408123686277" calcext:value-type="float">
            <text:p>100.408123686277</text:p>
          </table:table-cell>
          <table:table-cell office:value-type="float" office:value="106.954326064355" calcext:value-type="float">
            <text:p>106.95432606435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4</text:p>
          </table:table-cell>
          <table:table-cell office:value-type="float" office:value="100.821593447709" calcext:value-type="float">
            <text:p>100.821593447709</text:p>
          </table:table-cell>
          <table:table-cell office:value-type="float" office:value="96.1757552978118" calcext:value-type="float">
            <text:p>96.175755297811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4</text:p>
          </table:table-cell>
          <table:table-cell office:value-type="float" office:value="103.538586120796" calcext:value-type="float">
            <text:p>103.538586120796</text:p>
          </table:table-cell>
          <table:table-cell office:value-type="float" office:value="92.4159311662789" calcext:value-type="float">
            <text:p>92.415931166278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4</text:p>
          </table:table-cell>
          <table:table-cell office:value-type="float" office:value="105.355126584706" calcext:value-type="float">
            <text:p>105.355126584706</text:p>
          </table:table-cell>
          <table:table-cell office:value-type="float" office:value="81.6855221309807" calcext:value-type="float">
            <text:p>81.685522130980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4</text:p>
          </table:table-cell>
          <table:table-cell office:value-type="float" office:value="96.3381093870855" calcext:value-type="float">
            <text:p>96.3381093870855</text:p>
          </table:table-cell>
          <table:table-cell office:value-type="float" office:value="71.0371696542047" calcext:value-type="float">
            <text:p>71.037169654204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4</text:p>
          </table:table-cell>
          <table:table-cell office:value-type="float" office:value="99.6047062457305" calcext:value-type="float">
            <text:p>99.6047062457305</text:p>
          </table:table-cell>
          <table:table-cell office:value-type="float" office:value="72.5611524157689" calcext:value-type="float">
            <text:p>72.561152415768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4</text:p>
          </table:table-cell>
          <table:table-cell office:value-type="float" office:value="96.7629479043956" calcext:value-type="float">
            <text:p>96.7629479043956</text:p>
          </table:table-cell>
          <table:table-cell office:value-type="float" office:value="65.0735854865267" calcext:value-type="float">
            <text:p>65.073585486526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4</text:p>
          </table:table-cell>
          <table:table-cell office:value-type="float" office:value="90.232196443662" calcext:value-type="float">
            <text:p>90.232196443662</text:p>
          </table:table-cell>
          <table:table-cell office:value-type="float" office:value="59.2664221145903" calcext:value-type="float">
            <text:p>59.266422114590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4</text:p>
          </table:table-cell>
          <table:table-cell office:value-type="float" office:value="81.721985" calcext:value-type="float">
            <text:p>81.721985</text:p>
          </table:table-cell>
          <table:table-cell office:value-type="float" office:value="75.5243294779287" calcext:value-type="float">
            <text:p>75.524329477928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4</text:p>
          </table:table-cell>
          <table:table-cell office:value-type="float" office:value="74.2004407394121" calcext:value-type="float">
            <text:p>74.2004407394121</text:p>
          </table:table-cell>
          <table:table-cell office:value-type="float" office:value="86.6986333218994" calcext:value-type="float">
            <text:p>86.698633321899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4</text:p>
          </table:table-cell>
          <table:table-cell office:value-type="float" office:value="57.1082605268184" calcext:value-type="float">
            <text:p>57.1082605268184</text:p>
          </table:table-cell>
          <table:table-cell office:value-type="float" office:value="81.8825607214297" calcext:value-type="float">
            <text:p>81.882560721429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5</text:p>
          </table:table-cell>
          <table:table-cell office:value-type="float" office:value="46.8336503136966" calcext:value-type="float">
            <text:p>46.8336503136966</text:p>
          </table:table-cell>
          <table:table-cell office:value-type="float" office:value="64.9067999687452" calcext:value-type="float">
            <text:p>64.906799968745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5</text:p>
          </table:table-cell>
          <table:table-cell office:value-type="float" office:value="53.5644750127594" calcext:value-type="float">
            <text:p>53.5644750127594</text:p>
          </table:table-cell>
          <table:table-cell office:value-type="float" office:value="53.7107667716344" calcext:value-type="float">
            <text:p>53.710766771634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5</text:p>
          </table:table-cell>
          <table:table-cell office:value-type="float" office:value="56.960911" calcext:value-type="float">
            <text:p>56.960911</text:p>
          </table:table-cell>
          <table:table-cell office:value-type="float" office:value="77.3323756284485" calcext:value-type="float">
            <text:p>77.332375628448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5</text:p>
          </table:table-cell>
          <table:table-cell office:value-type="float" office:value="58.589363" calcext:value-type="float">
            <text:p>58.589363</text:p>
          </table:table-cell>
          <table:table-cell office:value-type="float" office:value="58.5368846655019" calcext:value-type="float">
            <text:p>58.536884665501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5</text:p>
          </table:table-cell>
          <table:table-cell office:value-type="float" office:value="62.2684333594677" calcext:value-type="float">
            <text:p>62.2684333594677</text:p>
          </table:table-cell>
          <table:table-cell office:value-type="float" office:value="32.7856757664046" calcext:value-type="float">
            <text:p>32.785675766404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5</text:p>
          </table:table-cell>
          <table:table-cell office:value-type="float" office:value="59.9973447301009" calcext:value-type="float">
            <text:p>59.9973447301009</text:p>
          </table:table-cell>
          <table:table-cell office:value-type="float" office:value="53.8743462316369" calcext:value-type="float">
            <text:p>53.874346231636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5</text:p>
          </table:table-cell>
          <table:table-cell office:value-type="float" office:value="53.914479" calcext:value-type="float">
            <text:p>53.914479</text:p>
          </table:table-cell>
          <table:table-cell office:value-type="float" office:value="50.5693579154204" calcext:value-type="float">
            <text:p>50.569357915420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5</text:p>
          </table:table-cell>
          <table:table-cell office:value-type="float" office:value="43.9558747246453" calcext:value-type="float">
            <text:p>43.9558747246453</text:p>
          </table:table-cell>
          <table:table-cell office:value-type="float" office:value="84.4669175584047" calcext:value-type="float">
            <text:p>84.466917558404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5</text:p>
          </table:table-cell>
          <table:table-cell office:value-type="float" office:value="43.814157" calcext:value-type="float">
            <text:p>43.814157</text:p>
          </table:table-cell>
          <table:table-cell office:value-type="float" office:value="35.7726445960497" calcext:value-type="float">
            <text:p>35.772644596049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5</text:p>
          </table:table-cell>
          <table:table-cell office:value-type="float" office:value="43.1574549321359" calcext:value-type="float">
            <text:p>43.1574549321359</text:p>
          </table:table-cell>
          <table:table-cell office:value-type="float" office:value="65.4924819043989" calcext:value-type="float">
            <text:p>65.492481904398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5</text:p>
          </table:table-cell>
          <table:table-cell office:value-type="float" office:value="43.2305931775981" calcext:value-type="float">
            <text:p>43.2305931775981</text:p>
          </table:table-cell>
          <table:table-cell office:value-type="float" office:value="41.7029163583312" calcext:value-type="float">
            <text:p>41.70291635833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5</text:p>
          </table:table-cell>
          <table:table-cell office:value-type="float" office:value="36.5429071655551" calcext:value-type="float">
            <text:p>36.5429071655551</text:p>
          </table:table-cell>
          <table:table-cell office:value-type="float" office:value="49.2130109166856" calcext:value-type="float">
            <text:p>49.21301091668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6</text:p>
          </table:table-cell>
          <table:table-cell office:value-type="float" office:value="33.250592" calcext:value-type="float">
            <text:p>33.250592</text:p>
          </table:table-cell>
          <table:table-cell office:value-type="float" office:value="34.5456261018763" calcext:value-type="float">
            <text:p>34.545626101876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6</text:p>
          </table:table-cell>
          <table:table-cell office:value-type="float" office:value="28.6863184819871" calcext:value-type="float">
            <text:p>28.6863184819871</text:p>
          </table:table-cell>
          <table:table-cell office:value-type="float" office:value="47.5987870841783" calcext:value-type="float">
            <text:p>47.598787084178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6</text:p>
          </table:table-cell>
          <table:table-cell office:value-type="float" office:value="35.49809" calcext:value-type="float">
            <text:p>35.49809</text:p>
          </table:table-cell>
          <table:table-cell office:value-type="float" office:value="37.0445465643762" calcext:value-type="float">
            <text:p>37.044546564376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6</text:p>
          </table:table-cell>
          <table:table-cell office:value-type="float" office:value="39.976313" calcext:value-type="float">
            <text:p>39.976313</text:p>
          </table:table-cell>
          <table:table-cell office:value-type="float" office:value="26.2935802744439" calcext:value-type="float">
            <text:p>26.293580274443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6</text:p>
          </table:table-cell>
          <table:table-cell office:value-type="float" office:value="39.5636807471298" calcext:value-type="float">
            <text:p>39.5636807471298</text:p>
          </table:table-cell>
          <table:table-cell office:value-type="float" office:value="38.3112479373043" calcext:value-type="float">
            <text:p>38.311247937304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6</text:p>
          </table:table-cell>
          <table:table-cell office:value-type="float" office:value="44.853298" calcext:value-type="float">
            <text:p>44.853298</text:p>
          </table:table-cell>
          <table:table-cell office:value-type="float" office:value="44.3885162873636" calcext:value-type="float">
            <text:p>44.388516287363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6</text:p>
          </table:table-cell>
          <table:table-cell office:value-type="float" office:value="43.796423" calcext:value-type="float">
            <text:p>43.796423</text:p>
          </table:table-cell>
          <table:table-cell office:value-type="float" office:value="48.9417239438899" calcext:value-type="float">
            <text:p>48.941723943889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6</text:p>
          </table:table-cell>
          <table:table-cell office:value-type="float" office:value="40.714862" calcext:value-type="float">
            <text:p>40.714862</text:p>
          </table:table-cell>
          <table:table-cell office:value-type="float" office:value="46.8305114180191" calcext:value-type="float">
            <text:p>46.830511418019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6</text:p>
          </table:table-cell>
          <table:table-cell office:value-type="float" office:value="42.1954510901379" calcext:value-type="float">
            <text:p>42.1954510901379</text:p>
          </table:table-cell>
          <table:table-cell office:value-type="float" office:value="44.7785680671271" calcext:value-type="float">
            <text:p>44.778568067127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6</text:p>
          </table:table-cell>
          <table:table-cell office:value-type="float" office:value="46.940429" calcext:value-type="float">
            <text:p>46.940429</text:p>
          </table:table-cell>
          <table:table-cell office:value-type="float" office:value="61.1510885270066" calcext:value-type="float">
            <text:p>61.151088527006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6</text:p>
          </table:table-cell>
          <table:table-cell office:value-type="float" office:value="45.890388" calcext:value-type="float">
            <text:p>45.890388</text:p>
          </table:table-cell>
          <table:table-cell office:value-type="float" office:value="85.2181033523242" calcext:value-type="float">
            <text:p>85.218103352324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6</text:p>
          </table:table-cell>
          <table:table-cell office:value-type="float" office:value="50.099642" calcext:value-type="float">
            <text:p>50.099642</text:p>
          </table:table-cell>
          <table:table-cell office:value-type="float" office:value="110.213079109024" calcext:value-type="float">
            <text:p>110.21307910902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7</text:p>
          </table:table-cell>
          <table:table-cell office:value-type="float" office:value="50.8763619881001" calcext:value-type="float">
            <text:p>50.8763619881001</text:p>
          </table:table-cell>
          <table:table-cell office:value-type="float" office:value="90.3788338018652" calcext:value-type="float">
            <text:p>90.378833801865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7</text:p>
          </table:table-cell>
          <table:table-cell office:value-type="float" office:value="49.780477" calcext:value-type="float">
            <text:p>49.780477</text:p>
          </table:table-cell>
          <table:table-cell office:value-type="float" office:value="89.8579848899021" calcext:value-type="float">
            <text:p>89.857984889902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7</text:p>
          </table:table-cell>
          <table:table-cell office:value-type="float" office:value="50.524836" calcext:value-type="float">
            <text:p>50.524836</text:p>
          </table:table-cell>
          <table:table-cell office:value-type="float" office:value="69.7770292218127" calcext:value-type="float">
            <text:p>69.777029221812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7</text:p>
          </table:table-cell>
          <table:table-cell office:value-type="float" office:value="49.421754" calcext:value-type="float">
            <text:p>49.421754</text:p>
          </table:table-cell>
          <table:table-cell office:value-type="float" office:value="63.3565608683305" calcext:value-type="float">
            <text:p>63.356560868330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7</text:p>
          </table:table-cell>
          <table:table-cell office:value-type="float" office:value="46.620336" calcext:value-type="float">
            <text:p>46.620336</text:p>
          </table:table-cell>
          <table:table-cell office:value-type="float" office:value="62.7114992315005" calcext:value-type="float">
            <text:p>62.711499231500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7</text:p>
          </table:table-cell>
          <table:table-cell office:value-type="float" office:value="39.761856" calcext:value-type="float">
            <text:p>39.761856</text:p>
          </table:table-cell>
          <table:table-cell office:value-type="float" office:value="66.7602295422895" calcext:value-type="float">
            <text:p>66.760229542289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7</text:p>
          </table:table-cell>
          <table:table-cell office:value-type="float" office:value="48.016356" calcext:value-type="float">
            <text:p>48.016356</text:p>
          </table:table-cell>
          <table:table-cell office:value-type="float" office:value="54.8208413657599" calcext:value-type="float">
            <text:p>54.820841365759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7</text:p>
          </table:table-cell>
          <table:table-cell office:value-type="float" office:value="50.1772250267535" calcext:value-type="float">
            <text:p>50.1772250267535</text:p>
          </table:table-cell>
          <table:table-cell office:value-type="float" office:value="71.1023985462025" calcext:value-type="float">
            <text:p>71.102398546202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7</text:p>
          </table:table-cell>
          <table:table-cell office:value-type="float" office:value="56.189725" calcext:value-type="float">
            <text:p>56.189725</text:p>
          </table:table-cell>
          <table:table-cell office:value-type="float" office:value="82.8233227880657" calcext:value-type="float">
            <text:p>82.823322788065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7</text:p>
          </table:table-cell>
          <table:table-cell office:value-type="float" office:value="55.538069" calcext:value-type="float">
            <text:p>55.538069</text:p>
          </table:table-cell>
          <table:table-cell office:value-type="float" office:value="81.2816500617595" calcext:value-type="float">
            <text:p>81.281650061759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7</text:p>
          </table:table-cell>
          <table:table-cell office:value-type="float" office:value="63.718347" calcext:value-type="float">
            <text:p>63.718347</text:p>
          </table:table-cell>
          <table:table-cell office:value-type="float" office:value="106.111607044682" calcext:value-type="float">
            <text:p>106.11160704468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7</text:p>
          </table:table-cell>
          <table:table-cell office:value-type="float" office:value="61.185112" calcext:value-type="float">
            <text:p>61.185112</text:p>
          </table:table-cell>
          <table:table-cell office:value-type="float" office:value="138.651604444891" calcext:value-type="float">
            <text:p>138.65160444489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8</text:p>
          </table:table-cell>
          <table:table-cell office:value-type="float" office:value="64.5452883944013" calcext:value-type="float">
            <text:p>64.5452883944013</text:p>
          </table:table-cell>
          <table:table-cell office:value-type="float" office:value="135.416196139624" calcext:value-type="float">
            <text:p>135.41619613962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8</text:p>
          </table:table-cell>
          <table:table-cell office:value-type="float" office:value="60.624932" calcext:value-type="float">
            <text:p>60.624932</text:p>
          </table:table-cell>
          <table:table-cell office:value-type="float" office:value="111.341141274601" calcext:value-type="float">
            <text:p>111.3411412746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8</text:p>
          </table:table-cell>
          <table:table-cell office:value-type="float" office:value="61.1689145223242" calcext:value-type="float">
            <text:p>61.1689145223242</text:p>
          </table:table-cell>
          <table:table-cell office:value-type="float" office:value="121.428957979513" calcext:value-type="float">
            <text:p>121.42895797951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8</text:p>
          </table:table-cell>
          <table:table-cell office:value-type="float" office:value="65.311033" calcext:value-type="float">
            <text:p>65.311033</text:p>
          </table:table-cell>
          <table:table-cell office:value-type="float" office:value="108.904909398748" calcext:value-type="float">
            <text:p>108.90490939874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8</text:p>
          </table:table-cell>
          <table:table-cell office:value-type="float" office:value="71.781424" calcext:value-type="float">
            <text:p>71.781424</text:p>
          </table:table-cell>
          <table:table-cell office:value-type="float" office:value="123.091628395858" calcext:value-type="float">
            <text:p>123.09162839585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8</text:p>
          </table:table-cell>
          <table:table-cell office:value-type="float" office:value="70.6491466382984" calcext:value-type="float">
            <text:p>70.6491466382984</text:p>
          </table:table-cell>
          <table:table-cell office:value-type="float" office:value="112.50315751191" calcext:value-type="float">
            <text:p>112.5031575119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8</text:p>
          </table:table-cell>
          <table:table-cell office:value-type="float" office:value="72.067423799984" calcext:value-type="float">
            <text:p>72.067423799984</text:p>
          </table:table-cell>
          <table:table-cell office:value-type="float" office:value="120.690268042527" calcext:value-type="float">
            <text:p>120.69026804252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8</text:p>
          </table:table-cell>
          <table:table-cell office:value-type="float" office:value="70.0218496650887" calcext:value-type="float">
            <text:p>70.0218496650887</text:p>
          </table:table-cell>
          <table:table-cell office:value-type="float" office:value="152.132707148527" calcext:value-type="float">
            <text:p>152.13270714852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8</text:p>
          </table:table-cell>
          <table:table-cell office:value-type="float" office:value="77.411103" calcext:value-type="float">
            <text:p>77.411103</text:p>
          </table:table-cell>
          <table:table-cell office:value-type="float" office:value="154.037531966848" calcext:value-type="float">
            <text:p>154.03753196684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8</text:p>
          </table:table-cell>
          <table:table-cell office:value-type="float" office:value="75.929555" calcext:value-type="float">
            <text:p>75.929555</text:p>
          </table:table-cell>
          <table:table-cell office:value-type="float" office:value="125.939025152991" calcext:value-type="float">
            <text:p>125.93902515299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8</text:p>
          </table:table-cell>
          <table:table-cell office:value-type="float" office:value="63.896452" calcext:value-type="float">
            <text:p>63.896452</text:p>
          </table:table-cell>
          <table:table-cell office:value-type="float" office:value="119.78471304435" calcext:value-type="float">
            <text:p>119.7847130443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8</text:p>
          </table:table-cell>
          <table:table-cell office:value-type="float" office:value="54.3238239623754" calcext:value-type="float">
            <text:p>54.3238239623754</text:p>
          </table:table-cell>
          <table:table-cell office:value-type="float" office:value="116.725465112783" calcext:value-type="float">
            <text:p>116.72546511278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19</text:p>
          </table:table-cell>
          <table:table-cell office:value-type="float" office:value="56.7832975854624" calcext:value-type="float">
            <text:p>56.7832975854624</text:p>
          </table:table-cell>
          <table:table-cell office:value-type="float" office:value="112.007506736879" calcext:value-type="float">
            <text:p>112.00750673687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19</text:p>
          </table:table-cell>
          <table:table-cell office:value-type="float" office:value="62.499657" calcext:value-type="float">
            <text:p>62.499657</text:p>
          </table:table-cell>
          <table:table-cell office:value-type="float" office:value="87.5160415551444" calcext:value-type="float">
            <text:p>87.516041555144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19</text:p>
          </table:table-cell>
          <table:table-cell office:value-type="float" office:value="67.104006" calcext:value-type="float">
            <text:p>67.104006</text:p>
          </table:table-cell>
          <table:table-cell office:value-type="float" office:value="70.6618152330514" calcext:value-type="float">
            <text:p>70.661815233051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19</text:p>
          </table:table-cell>
          <table:table-cell office:value-type="float" office:value="68.71283" calcext:value-type="float">
            <text:p>68.71283</text:p>
          </table:table-cell>
          <table:table-cell office:value-type="float" office:value="66.00362820729" calcext:value-type="float">
            <text:p>66.0036282072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19</text:p>
          </table:table-cell>
          <table:table-cell office:value-type="float" office:value="66.4068" calcext:value-type="float">
            <text:p>66.4068</text:p>
          </table:table-cell>
          <table:table-cell office:value-type="float" office:value="63.6269022420412" calcext:value-type="float">
            <text:p>63.626902242041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19</text:p>
          </table:table-cell>
          <table:table-cell office:value-type="float" office:value="60.939273" calcext:value-type="float">
            <text:p>60.939273</text:p>
          </table:table-cell>
          <table:table-cell office:value-type="float" office:value="59.8381933330438" calcext:value-type="float">
            <text:p>59.838193333043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19</text:p>
          </table:table-cell>
          <table:table-cell office:value-type="float" office:value="62.624762" calcext:value-type="float">
            <text:p>62.624762</text:p>
          </table:table-cell>
          <table:table-cell office:value-type="float" office:value="57.4897622649772" calcext:value-type="float">
            <text:p>57.489762264977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19</text:p>
          </table:table-cell>
          <table:table-cell office:value-type="float" office:value="53.891481" calcext:value-type="float">
            <text:p>53.891481</text:p>
          </table:table-cell>
          <table:table-cell office:value-type="float" office:value="54.7434601807946" calcext:value-type="float">
            <text:p>54.743460180794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19</text:p>
          </table:table-cell>
          <table:table-cell office:value-type="float" office:value="61.2178905377517" calcext:value-type="float">
            <text:p>61.2178905377517</text:p>
          </table:table-cell>
          <table:table-cell office:value-type="float" office:value="50.5020716841597" calcext:value-type="float">
            <text:p>50.502071684159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19</text:p>
          </table:table-cell>
          <table:table-cell office:value-type="float" office:value="57.9611419846511" calcext:value-type="float">
            <text:p>57.9611419846511</text:p>
          </table:table-cell>
          <table:table-cell office:value-type="float" office:value="58.9673364323337" calcext:value-type="float">
            <text:p>58.967336432333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19</text:p>
          </table:table-cell>
          <table:table-cell office:value-type="float" office:value="62.8719962970668" calcext:value-type="float">
            <text:p>62.8719962970668</text:p>
          </table:table-cell>
          <table:table-cell office:value-type="float" office:value="66.390509628335" calcext:value-type="float">
            <text:p>66.39050962833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19</text:p>
          </table:table-cell>
          <table:table-cell office:value-type="float" office:value="62.0436691079375" calcext:value-type="float">
            <text:p>62.0436691079375</text:p>
          </table:table-cell>
          <table:table-cell office:value-type="float" office:value="72.1989264909061" calcext:value-type="float">
            <text:p>72.198926490906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20</text:p>
          </table:table-cell>
          <table:table-cell office:value-type="float" office:value="69.6248268296931" calcext:value-type="float">
            <text:p>69.6248268296931</text:p>
          </table:table-cell>
          <table:table-cell office:value-type="float" office:value="61.7409172846173" calcext:value-type="float">
            <text:p>61.740917284617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20</text:p>
          </table:table-cell>
          <table:table-cell office:value-type="float" office:value="61.634254" calcext:value-type="float">
            <text:p>61.634254</text:p>
          </table:table-cell>
          <table:table-cell office:value-type="float" office:value="42.7943089592455" calcext:value-type="float">
            <text:p>42.794308959245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20</text:p>
          </table:table-cell>
          <table:table-cell office:value-type="float" office:value="37.731708363465" calcext:value-type="float">
            <text:p>37.731708363465</text:p>
          </table:table-cell>
          <table:table-cell office:value-type="float" office:value="45.7659940863856" calcext:value-type="float">
            <text:p>45.765994086385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20</text:p>
          </table:table-cell>
          <table:table-cell office:value-type="float" office:value="20.707744468394" calcext:value-type="float">
            <text:p>20.707744468394</text:p>
          </table:table-cell>
          <table:table-cell office:value-type="float" office:value="34.8147171955182" calcext:value-type="float">
            <text:p>34.814717195518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20</text:p>
          </table:table-cell>
          <table:table-cell office:value-type="float" office:value="26.367" calcext:value-type="float">
            <text:p>26.367</text:p>
          </table:table-cell>
          <table:table-cell office:value-type="float" office:value="31.6606354995393" calcext:value-type="float">
            <text:p>31.660635499539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20</text:p>
          </table:table-cell>
          <table:table-cell office:value-type="float" office:value="40.9006817604458" calcext:value-type="float">
            <text:p>40.9006817604458</text:p>
          </table:table-cell>
          <table:table-cell office:value-type="float" office:value="34.6623832538045" calcext:value-type="float">
            <text:p>34.662383253804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20</text:p>
          </table:table-cell>
          <table:table-cell office:value-type="float" office:value="44.5665574600618" calcext:value-type="float">
            <text:p>44.5665574600618</text:p>
          </table:table-cell>
          <table:table-cell office:value-type="float" office:value="36.0659985083527" calcext:value-type="float">
            <text:p>36.065998508352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20</text:p>
          </table:table-cell>
          <table:table-cell office:value-type="float" office:value="48.699455" calcext:value-type="float">
            <text:p>48.699455</text:p>
          </table:table-cell>
          <table:table-cell office:value-type="float" office:value="50.7333490759107" calcext:value-type="float">
            <text:p>50.733349075910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20</text:p>
          </table:table-cell>
          <table:table-cell office:value-type="float" office:value="45.839057" calcext:value-type="float">
            <text:p>45.839057</text:p>
          </table:table-cell>
          <table:table-cell office:value-type="float" office:value="57.3730108968778" calcext:value-type="float">
            <text:p>57.373010896877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20</text:p>
          </table:table-cell>
          <table:table-cell office:value-type="float" office:value="46.363653" calcext:value-type="float">
            <text:p>46.363653</text:p>
          </table:table-cell>
          <table:table-cell office:value-type="float" office:value="84.5539613467416" calcext:value-type="float">
            <text:p>84.553961346741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20</text:p>
          </table:table-cell>
          <table:table-cell office:value-type="float" office:value="45.7331508363926" calcext:value-type="float">
            <text:p>45.7331508363926</text:p>
          </table:table-cell>
          <table:table-cell office:value-type="float" office:value="95.2204329144192" calcext:value-type="float">
            <text:p>95.220432914419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20</text:p>
          </table:table-cell>
          <table:table-cell office:value-type="float" office:value="55.2925140427089" calcext:value-type="float">
            <text:p>55.2925140427089</text:p>
          </table:table-cell>
          <table:table-cell office:value-type="float" office:value="165.494242436541" calcext:value-type="float">
            <text:p>165.49424243654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21</text:p>
          </table:table-cell>
          <table:table-cell office:value-type="float" office:value="57.5824296151449" calcext:value-type="float">
            <text:p>57.5824296151449</text:p>
          </table:table-cell>
          <table:table-cell office:value-type="float" office:value="282.313215741108" calcext:value-type="float">
            <text:p>282.31321574110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21</text:p>
          </table:table-cell>
          <table:table-cell office:value-type="float" office:value="63.6748100827425" calcext:value-type="float">
            <text:p>63.6748100827425</text:p>
          </table:table-cell>
          <table:table-cell office:value-type="float" office:value="97.3859533299509" calcext:value-type="float">
            <text:p>97.385953329950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21</text:p>
          </table:table-cell>
          <table:table-cell office:value-type="float" office:value="69.6194735042736" calcext:value-type="float">
            <text:p>69.6194735042736</text:p>
          </table:table-cell>
          <table:table-cell office:value-type="float" office:value="86.4785162033971" calcext:value-type="float">
            <text:p>86.478516203397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21</text:p>
          </table:table-cell>
          <table:table-cell office:value-type="float" office:value="67.9764473524459" calcext:value-type="float">
            <text:p>67.9764473524459</text:p>
          </table:table-cell>
          <table:table-cell office:value-type="float" office:value="117.934923341095" calcext:value-type="float">
            <text:p>117.93492334109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21</text:p>
          </table:table-cell>
          <table:table-cell office:value-type="float" office:value="72.2881976727439" calcext:value-type="float">
            <text:p>72.288197672743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n21</text:p>
          </table:table-cell>
          <table:table-cell office:value-type="float" office:value="74.881213" calcext:value-type="float">
            <text:p>74.881213</text:p>
          </table:table-cell>
          <table:table-cell office:value-type="float" office:value="183.372036828757" calcext:value-type="float">
            <text:p>183.37203682875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l21</text:p>
          </table:table-cell>
          <table:table-cell office:value-type="float" office:value="78.4584" calcext:value-type="float">
            <text:p>78.458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go21</text:p>
          </table:table-cell>
          <table:table-cell office:value-type="float" office:value="76.0852181073214" calcext:value-type="float">
            <text:p>76.085218107321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p21</text:p>
          </table:table-cell>
          <table:table-cell office:value-type="float" office:value="80.2093256197608" calcext:value-type="float">
            <text:p>80.2093256197608</text:p>
          </table:table-cell>
          <table:table-cell office:value-type="float" office:value="405.950070432148" calcext:value-type="float">
            <text:p>405.95007043214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ct21</text:p>
          </table:table-cell>
          <table:table-cell office:value-type="float" office:value="91.3232014542313" calcext:value-type="float">
            <text:p>91.3232014542313</text:p>
          </table:table-cell>
          <table:table-cell office:value-type="float" office:value="399.545330415069" calcext:value-type="float">
            <text:p>399.54533041506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v21</text:p>
          </table:table-cell>
          <table:table-cell office:value-type="float" office:value="86.4652283549537" calcext:value-type="float">
            <text:p>86.4652283549537</text:p>
          </table:table-cell>
          <table:table-cell office:value-type="float" office:value="470.748332669253" calcext:value-type="float">
            <text:p>470.74833266925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c21</text:p>
          </table:table-cell>
          <table:table-cell office:value-type="float" office:value="78.9550596737504" calcext:value-type="float">
            <text:p>78.9550596737504</text:p>
          </table:table-cell>
          <table:table-cell office:value-type="float" office:value="480.258514839643" calcext:value-type="float">
            <text:p>480.25851483964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e22</text:p>
          </table:table-cell>
          <table:table-cell office:value-type="float" office:value="87.8" calcext:value-type="float">
            <text:p>87.8</text:p>
          </table:table-cell>
          <table:table-cell office:value-type="float" office:value="440.6" calcext:value-type="float">
            <text:p>440.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b22</text:p>
          </table:table-cell>
          <table:table-cell office:value-type="float" office:value="100.4" calcext:value-type="float">
            <text:p>100.4</text:p>
          </table:table-cell>
          <table:table-cell office:value-type="float" office:value="443.4" calcext:value-type="float">
            <text:p>443.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22</text:p>
          </table:table-cell>
          <table:table-cell office:value-type="float" office:value="109.8" calcext:value-type="float">
            <text:p>109.8</text:p>
          </table:table-cell>
          <table:table-cell office:value-type="float" office:value="700.1" calcext:value-type="float">
            <text:p>700.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r22</text:p>
          </table:table-cell>
          <table:table-cell office:value-type="float" office:value="111.9" calcext:value-type="float">
            <text:p>111.9</text:p>
          </table:table-cell>
          <table:table-cell office:value-type="float" office:value="363.9" calcext:value-type="float">
            <text:p>363.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y22</text:p>
          </table:table-cell>
          <table:table-cell office:value-type="float" office:value="110.4" calcext:value-type="float">
            <text:p>110.4</text:p>
          </table:table-cell>
          <table:table-cell office:value-type="float" office:value="174.5" calcext:value-type="float">
            <text:p>174.5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dc:creator>E. Edison Achalma Mendoza</dc:creator>
    <meta:creation-date>2022-07-18T16:23:41</meta:creation-date>
    <dc:date>2022-07-20T21:04:15</dc:date>
    <meta:generator>LibreOffice/24.2.4.2$Linux_X86_64 LibreOffice_project/420$Build-2</meta:generator>
    <meta:document-statistic meta:table-count="1" meta:cell-count="378" meta:object-count="0"/>
    <meta:user-defined meta:name="AppVersion">16.0300</meta:user-defined>
  </office:meta>
</office:document-meta>
</file>